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cm" fo:margin-left="-0.088cm" fo:margin-top="0cm" fo:margin-bottom="0cm" fo:break-before="auto" fo:break-after="auto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4" style:family="table-row">
      <style:table-row-properties style:min-row-height="5.673cm" fo:keep-together="auto"/>
    </style:style>
    <style:style style:name="Table2" style:family="table">
      <style:table-properties style:width="17cm" fo:margin-left="-0.088cm" fo:margin-top="0cm" fo:margin-bottom="0cm" fo:break-before="auto" fo:break-after="auto" table:align="left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5.673cm" fo:keep-together="auto"/>
    </style:style>
    <style:style style:name="Table3" style:family="table">
      <style:table-properties style:width="17cm" fo:margin-left="-0.088cm" fo:margin-top="0cm" fo:margin-bottom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5.673cm" fo:keep-together="auto"/>
    </style:style>
    <style:style style:name="P1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1424" officeooo:paragraph-rsid="000d1424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b78a" officeooo:paragraph-rsid="000db78a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ef082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b78a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b78a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officeooo:rsid="000d1424"/>
    </style:style>
    <style:style style:name="T2" style:family="text">
      <style:text-properties officeooo:rsid="000db78a"/>
    </style:style>
    <style:style style:name="T3" style:family="text">
      <style:text-properties officeooo:rsid="000ef082"/>
    </style:style>
    <style:style style:name="T4" style:family="text">
      <style:text-properties officeooo:rsid="000fa186"/>
    </style:style>
    <style:style style:name="T5" style:family="text">
      <style:text-properties fo:language="sk" fo:country="SK"/>
    </style:style>
    <style:style style:name="T6" style:family="text">
      <style:text-properties fo:language="sk" fo:country="SK" officeooo:rsid="0013712b"/>
    </style:style>
    <style:style style:name="T7" style:family="text">
      <style:text-properties fo:language="sk" fo:country="SK" officeooo:rsid="001580ae"/>
    </style:style>
    <style:style style:name="T8" style:family="text">
      <style:text-properties officeooo:rsid="00169a70"/>
    </style:style>
    <style:style style:name="T9" style:family="text">
      <style:text-properties officeooo:rsid="00177d4c"/>
    </style:style>
    <style:style style:name="T10" style:family="text">
      <style:text-properties officeooo:rsid="001843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est 1: Vytvorenie nového užívateľa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Vstupné podmienky</text:p>
          </table:table-cell>
          <table:table-cell table:style-name="Table1.B1" office:value-type="string">
            <text:p text:style-name="P4">Používateľ sa nachádza na obrazovke Sign In</text:p>
          </table:table-cell>
        </table:table-row>
        <table:table-row table:style-name="Table1.1">
          <table:table-cell table:style-name="Table1.A1" office:value-type="string">
            <text:p text:style-name="P4">Výstupné podmienky</text:p>
          </table:table-cell>
          <table:table-cell table:style-name="Table1.B1" office:value-type="string">
            <text:p text:style-name="P4">Do databázy sa uložia jeho prihlasovacie údaje, ktorými sa následne bude môcť prihlasovať</text:p>
          </table:table-cell>
        </table:table-row>
        <table:table-row table:style-name="Table1.4">
          <table:table-cell table:style-name="Table1.A1" office:value-type="string">
            <text:p text:style-name="P4">Postup:</text:p>
          </table:table-cell>
          <table:table-cell table:style-name="Table1.B1" office:value-type="string">
            <text:p text:style-name="P11">1. používateľ stlačí tlačidlo sign up, ktoré ho presmeruje na obrazovku, kde si vytvorí účet</text:p>
            <text:p text:style-name="P12"/>
            <text:p text:style-name="P12">2.používateľ napíše svoje prihlasovacie údaje (mail a heslo a potvrdenie hesla)</text:p>
            <text:p text:style-name="P12"/>
            <text:p text:style-name="P12">2. Následne stal či tlačidlo Sign up na spodku obrazovky</text:p>
            <text:p text:style-name="P12"/>
            <text:p text:style-name="P12">3. Následne mu bude oznámené, či registrácia bola.</text:p>
            <text:p text:style-name="P12"/>
            <text:p text:style-name="P12">4. Ak registrácia prebehla úspešne aplikácia ho presmeruje na obrázku profile, kde vyplní svoje údaje</text:p>
            <text:p text:style-name="P12">5. Ak registrácia neprebehla úspešne postup bude musieť opakovať s inými registračnými údajmi</text:p>
          </table:table-cell>
        </table:table-row>
        <table:table-row table:style-name="Table1.1">
          <table:table-cell table:style-name="Table1.A1" office:value-type="string">
            <text:p text:style-name="P4"><text:span text:style-name="T5">V</text:span><text:span text:style-name="T6">ý</text:span><text:span text:style-name="T5">sledok</text:span>: PASS/FAIL</text:p>
          </table:table-cell>
          <table:table-cell table:style-name="Table1.B1" office:value-type="string">
            <text:p text:style-name="P4"/>
          </table:table-cell>
        </table:table-row>
      </table:table>
      <text:p text:style-name="Standard">Juraj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est 2: Pridanie jedla do jedálničku</text:p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Vstupné podmienky</text:p>
          </table:table-cell>
          <table:table-cell table:style-name="Table2.B1" office:value-type="string">
            <text:p text:style-name="P4">Používateľ sa nachádza na obrazovke Home</text:p>
          </table:table-cell>
        </table:table-row>
        <table:table-row table:style-name="Table2.1">
          <table:table-cell table:style-name="Table2.A1" office:value-type="string">
            <text:p text:style-name="P4">Výstupné podmienky</text:p>
          </table:table-cell>
          <table:table-cell table:style-name="Table2.B1" office:value-type="string">
            <text:p text:style-name="P4">Inkrementuje sa hodnota to tal, proteín, carbohydrates, fats, mater v závislosti od nutričných hodnôt jedla</text:p>
          </table:table-cell>
        </table:table-row>
        <table:table-row table:style-name="Table2.4">
          <table:table-cell table:style-name="Table2.A1" office:value-type="string">
            <text:p text:style-name="P4">Postup:</text:p>
          </table:table-cell>
          <table:table-cell table:style-name="Table2.B1" office:value-type="string">
            <text:p text:style-name="P13">1. <text:span text:style-name="T7">P</text:span>oužívateľ na obrazovke Home stlačí tlačidlo na pravom spodnom rohu (mrkva, ) ktoré ho presunie na obrazovku Nutrition</text:p>
            <text:p text:style-name="P14"/>
            <text:p text:style-name="P14">2. <text:span text:style-name="T5">Stl</text:span><text:span text:style-name="T7">ač</text:span><text:span text:style-name="T5">i</text:span> tlačidlo Meals, ktoré ho presunie na obrazovku Meals, kde bude mať zobrazené totálne calorie, ktoré zjedol, Breakfastm lunch, neradi, cesnak.</text:p>
            <text:p text:style-name="P14"/>
            <text:p text:style-name="P14">3. Stlačením jedných tlačidiel používateľa presunie na obrazovku Meal, kde sa opäť nachádza množstvo zjedenych kalórií, zoznam jednotlivých jedál a tlačidla pre odstránenie, úpravu, pridanie jedla a tlačidlo uložiť/</text:p>
            <text:p text:style-name="P14"/>
            <text:p text:style-name="P14">4. Používateľ stlačí tlačidlo, + ktoré ho presunie na obrazovku s možnosťami: oskenovania čiarového kódu, ktorý mu vyplní nutričné hodnoty a názov jedla, vytvorenia svojeho jedla a zoznam jedál, ktoré sú v <text:soft-page-break/>databáze.</text:p>
            <text:p text:style-name="P14"/>
            <text:p text:style-name="P14">5. Používateľ stačí tlačidlo + veda názvu jedla, ktoré ho presunie na na stránku, kde ma napísané: názov, nutričné hodnoty jedla v závislosti od hmotnosti a tlačidlo uložiť.</text:p>
            <text:p text:style-name="P14"/>
            <text:p text:style-name="P14">6. <text:span text:style-name="T8">P</text:span>oužívateľ zadá požadovanú hmotnot jedla a stlačí tlačidlo save, ktoré ho presunie na stránku Meal.</text:p>
            <text:p text:style-name="P14"/>
            <text:p text:style-name="P14">7. <text:span text:style-name="T8">S</text:span>tlačením tlačidla save na obrazovke s názvom <text:span text:style-name="T8">Me</text:span>al sa dostane na Meals, kde st<text:span text:style-name="T9">la</text:span>či tlačidlo na pravom dolnom rohu.</text:p>
            <text:p text:style-name="P14"/>
            <text:p text:style-name="P14">8. <text:span text:style-name="T10">D</text:span>ostane sa na obrazovku <text:span text:style-name="T9">N</text:span>utrition, kde budú update<text:span text:style-name="T9">nut</text:span>e nutričné hodnoty.</text:p>
          </table:table-cell>
        </table:table-row>
        <table:table-row table:style-name="Table2.1">
          <table:table-cell table:style-name="Table2.A1" office:value-type="string">
            <text:p text:style-name="P4">Výsledok: PASS/FAIL</text:p>
          </table:table-cell>
          <table:table-cell table:style-name="Table2.B1" office:value-type="string">
            <text:p text:style-name="P4"/>
          </table:table-cell>
        </table:table-row>
      </table:table>
      <text:p text:style-name="Standard">Juraj</text:p>
      <text:p text:style-name="P2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Test 3: prihlásenie ako registrovaný používateľ</text:p>
          </table:table-cell>
          <table:table-cell table:style-name="Table3.B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Vstupne podmienky</text:p>
          </table:table-cell>
          <table:table-cell table:style-name="Table3.B1" office:value-type="string">
            <text:p text:style-name="P3">Pouzivatel sa nachadza na obrazovke prihlasenie, ma pripojenie na internet, ma prihlasovaci udaje registrovaneho pouzivatel’a</text:p>
          </table:table-cell>
        </table:table-row>
        <table:table-row table:style-name="Table3.1">
          <table:table-cell table:style-name="Table3.A1" office:value-type="string">
            <text:p text:style-name="P3">Vystupne podmienky</text:p>
          </table:table-cell>
          <table:table-cell table:style-name="Table3.B1" office:value-type="string">
            <text:p text:style-name="P3">Pouzivatel’ sa prihlasi a uvidi home obrazovku</text:p>
          </table:table-cell>
        </table:table-row>
        <table:table-row table:style-name="Table3.4">
          <table:table-cell table:style-name="Table3.A1" office:value-type="string">
            <text:p text:style-name="P3">Postup:</text:p>
          </table:table-cell>
          <table:table-cell table:style-name="Table3.B1" office:value-type="string">
            <text:p text:style-name="P3">1. pouzivatel napise svoje prihlasovacie udaje (mail a heslo)</text:p>
            <text:p text:style-name="P3"/>
            <text:p text:style-name="P3">2. Nasledne stalci tlacidlo Sign in na spodku obrazovky</text:p>
            <text:p text:style-name="P3"/>
            <text:p text:style-name="P3">3. Uvidi Obrazovku Home</text:p>
          </table:table-cell>
        </table:table-row>
        <table:table-row table:style-name="Table3.1">
          <table:table-cell table:style-name="Table3.A1" office:value-type="string">
            <text:p text:style-name="P3">Vysledok: PASS/FAIL</text:p>
          </table:table-cell>
          <table:table-cell table:style-name="Table3.B1" office:value-type="string">
            <text:p text:style-name="P3"/>
          </table:table-cell>
        </table:table-row>
      </table:table>
      <text:p text:style-name="Standard">Arte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3-03T15:39:16.269000000</dc:date>
    <meta:editing-duration>PT34M30S</meta:editing-duration>
    <meta:editing-cycles>14</meta:editing-cycles>
    <meta:document-statistic meta:table-count="3" meta:image-count="0" meta:object-count="0" meta:page-count="2" meta:paragraph-count="41" meta:word-count="376" meta:character-count="2545" meta:non-whitespace-character-count="2210"/>
  </office:meta>
</office:document-meta>
</file>